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05cm"/>
    </style:style>
    <style:style style:name="gr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8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8.7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8.7cm"/>
    </style:style>
    <style:style style:name="gr12" style:family="graphic">
      <style:graphic-properties style:protect="size"/>
    </style:style>
    <style:style style:name="gr13" style:family="graphic">
      <style:graphic-properties draw:fill="none" draw:textarea-horizontal-align="justify" draw:textarea-vertical-align="middle" draw:auto-grow-height="false"/>
    </style:style>
    <style:style style:name="gr14" style:family="graphic">
      <style:graphic-properties svg:stroke-color="#000000" draw:fill="solid" draw:fill-color="#c0c0c0" draw:textarea-horizontal-align="justify" draw:textarea-vertical-align="middle" draw:auto-grow-height="false"/>
    </style:style>
    <style:style style:name="gr15" style:family="graphic">
      <style:graphic-properties svg:stroke-color="#000000" draw:fill="none" draw:fill-color="#c0c0c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2cm" svg:height="13.2cm" svg:x="4.2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4.6cm" svg:x2="24.4cm" svg:y2="4.6cm">
          <text:p/>
        </draw:line>
        <draw:frame draw:style-name="gr3" draw:layer="layout" svg:width="3.6cm" svg:height="0.963cm" svg:x="4.2cm" svg:y="3.5cm">
          <draw:text-box>
            <text:p>&lt;Project&gt;</text:p>
          </draw:text-box>
        </draw:frame>
        <draw:line draw:style-name="gr2" draw:text-style-name="P1" draw:layer="layout" svg:x1="8.3cm" svg:y1="4.6cm" svg:x2="8.3cm" svg:y2="16.4cm">
          <text:p/>
        </draw:line>
        <draw:frame draw:style-name="gr4" draw:text-style-name="P2" draw:layer="layout" svg:width="2.509cm" svg:height="0.806cm" svg:x="4.2cm" svg:y="5.6cm">
          <draw:text-box>
            <text:p text:style-name="P2"><text:span text:style-name="T1">Template</text:span></text:p>
          </draw:text-box>
        </draw:frame>
        <draw:line draw:style-name="gr2" draw:text-style-name="P1" draw:layer="layout" svg:x1="4.2cm" svg:y1="5.4cm" svg:x2="24.4cm" svg:y2="5.4cm">
          <text:p/>
        </draw:line>
        <draw:frame draw:style-name="gr4" draw:layer="layout" svg:width="1.264cm" svg:height="0.963cm" svg:x="7cm" svg:y="4.5cm">
          <draw:text-box>
            <text:p>+ -</text:p>
          </draw:text-box>
        </draw:frame>
        <draw:line draw:style-name="gr2" draw:text-style-name="P1" draw:layer="layout" svg:x1="18.8cm" svg:y1="4.6cm" svg:x2="18.8cm" svg:y2="16.4cm">
          <text:p/>
        </draw:line>
        <draw:frame draw:style-name="gr5" draw:text-style-name="P3" draw:layer="layout" svg:width="1.349cm" svg:height="0.806cm" svg:x="4.2cm" svg:y="4.637cm">
          <draw:text-box>
            <text:p text:style-name="P3"><text:span text:style-name="T2">模板</text:span></text:p>
          </draw:text-box>
        </draw:frame>
        <draw:line draw:style-name="gr2" draw:text-style-name="P1" draw:layer="layout" svg:x1="4.2cm" svg:y1="4.6cm" svg:x2="24.4cm" svg:y2="4.6cm">
          <text:p/>
        </draw:line>
        <draw:frame draw:style-name="gr4" draw:text-style-name="P3" draw:layer="layout" svg:width="1.349cm" svg:height="0.806cm" svg:x="18.8cm" svg:y="4.637cm">
          <draw:text-box>
            <text:p text:style-name="P3"><text:span text:style-name="T2">数据</text:span></text:p>
          </draw:text-box>
        </draw:frame>
        <draw:custom-shape draw:style-name="gr6" draw:text-style-name="P4" draw:layer="layout" svg:width="2.2cm" svg:height="0.6cm" svg:x="8.6cm" svg:y="4.8cm">
          <text:p text:style-name="P4"><text:span text:style-name="T3">常用设置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0.6cm" svg:x="10.9cm" svg:y="4.8cm">
          <text:p text:style-name="P4"><text:span text:style-name="T3">Bo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0.6cm" svg:x="13.2cm" svg:y="4.8cm">
          <text:p text:style-name="P4"><text:span text:style-name="T3">CS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cm" svg:height="0.6cm" svg:x="15.5cm" svg:y="4.8cm">
          <text:p text:style-name="P4"><text:span text:style-name="T3">JS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2cm" svg:height="1.361cm" svg:x="8.8cm" svg:y="6.6cm">
          <draw:text-box>
            <text:p><text:span text:style-name="T2">(*) </text:span><text:span text:style-name="T2">设置为默认页</text:span></text:p>
            <text:p><text:span text:style-name="T2"/></text:p>
          </draw:text-box>
        </draw:frame>
        <draw:frame draw:style-name="gr4" draw:text-style-name="P3" draw:layer="layout" svg:width="2.547cm" svg:height="0.806cm" svg:x="8.8cm" svg:y="5.6cm">
          <draw:text-box>
            <text:p><text:span text:style-name="T2">- </text:span><text:span text:style-name="T2">基本设置</text:span></text:p>
          </draw:text-box>
        </draw:frame>
        <draw:line draw:style-name="gr2" draw:text-style-name="P1" draw:layer="layout" svg:x1="9cm" svg:y1="6.406cm" svg:x2="18cm" svg:y2="6.406cm">
          <text:p/>
        </draw:line>
        <draw:frame draw:style-name="gr4" draw:text-style-name="P3" draw:layer="layout" svg:width="3.094cm" svg:height="0.806cm" svg:x="8.8cm" svg:y="7.494cm">
          <draw:text-box>
            <text:p><text:span text:style-name="T2">- Header</text:span><text:span text:style-name="T2">设置</text:span></text:p>
          </draw:text-box>
        </draw:frame>
        <draw:line draw:style-name="gr2" draw:text-style-name="P1" draw:layer="layout" svg:x1="9cm" svg:y1="8.406cm" svg:x2="18cm" svg:y2="8.406cm">
          <text:p/>
        </draw:line>
        <draw:frame draw:style-name="gr9" draw:text-style-name="P3" draw:layer="layout" svg:width="3.952cm" svg:height="1.361cm" svg:x="8.8cm" svg:y="8.701cm">
          <draw:text-box>
            <text:p><text:span text:style-name="T2">是否使用</text:span><text:span text:style-name="T2">Header:</text:span></text:p>
            <text:p><text:span text:style-name="T2"/></text:p>
          </draw:text-box>
        </draw:frame>
        <draw:frame draw:style-name="gr4" draw:text-style-name="P3" draw:layer="layout" svg:width="3.37cm" svg:height="0.806cm" svg:x="8.9cm" svg:y="9.462cm">
          <draw:text-box>
            <text:p text:style-name="P3"><text:span text:style-name="T2">Header</text:span><text:span text:style-name="T2">的</text:span><text:span text:style-name="T2">Key:</text:span></text:p>
          </draw:text-box>
        </draw:frame>
        <draw:custom-shape draw:style-name="gr10" draw:text-style-name="P5" draw:layer="layout" svg:width="3.749cm" svg:height="0.6cm" svg:x="12.751cm" svg:y="9.6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749cm" svg:height="0.6cm" svg:x="12.752cm" svg:y="8.8cm">
          <text:p text:style-name="P1"><text:span text:style-name="T2">Selec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29cm" svg:height="0.806cm" svg:x="8.8cm" svg:y="10.394cm">
          <draw:text-box>
            <text:p><text:span text:style-name="T2">- Footer</text:span><text:span text:style-name="T2">设置</text:span></text:p>
          </draw:text-box>
        </draw:frame>
        <draw:line draw:style-name="gr2" draw:text-style-name="P1" draw:layer="layout" svg:x1="9cm" svg:y1="11.306cm" svg:x2="18cm" svg:y2="11.306cm">
          <text:p/>
        </draw:line>
        <draw:frame draw:style-name="gr9" draw:text-style-name="P3" draw:layer="layout" svg:width="3.952cm" svg:height="1.361cm" svg:x="8.8cm" svg:y="11.439cm">
          <draw:text-box>
            <text:p><text:span text:style-name="T2">是否使用</text:span><text:span text:style-name="T2">Footer:</text:span></text:p>
            <text:p><text:span text:style-name="T2"/></text:p>
          </draw:text-box>
        </draw:frame>
        <draw:custom-shape draw:style-name="gr10" draw:text-style-name="P5" draw:layer="layout" svg:width="3.749cm" svg:height="0.6cm" svg:x="12.753cm" svg:y="11.6cm">
          <text:p text:style-name="P1"><text:span text:style-name="T2">Select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952cm" svg:height="0.806cm" svg:x="8.8cm" svg:y="12.24cm">
          <draw:text-box>
            <text:p><text:span text:style-name="T2">设置</text:span><text:span text:style-name="T2">Footer</text:span><text:span text:style-name="T2">菜单</text:span><text:span text:style-name="T2">:</text:span></text:p>
          </draw:text-box>
        </draw:frame>
        <draw:custom-shape draw:style-name="gr10" draw:text-style-name="P5" draw:layer="layout" svg:width="3.749cm" svg:height="0.6cm" svg:x="12.752cm" svg:y="12.4cm">
          <text:p text:style-name="P1"><text:span text:style-name="T2">Select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6cm" svg:height="0.712cm" svg:x="21.8cm" svg:y="4.7cm">
          <draw:text-box>
            <text:p text:style-name="P6"><text:span text:style-name="T3">&lt;</text:span><text:span text:style-name="T3">语言选择</text:span><text:span text:style-name="T3">&gt;</text:span></text:p>
          </draw:text-box>
        </draw:frame>
        <draw:line draw:style-name="gr2" draw:text-style-name="P1" draw:layer="layout" svg:x1="18.8cm" svg:y1="6.2cm" svg:x2="24.4cm" svg:y2="6.2cm">
          <text:p/>
        </draw:line>
        <draw:frame draw:style-name="gr4" draw:text-style-name="P3" draw:layer="layout" svg:width="2.153cm" svg:height="0.725cm" svg:x="18.801cm" svg:y="5.437cm">
          <draw:text-box>
            <text:p text:style-name="P3"><text:span text:style-name="T2">- Header</text:span></text:p>
          </draw:text-box>
        </draw:frame>
        <draw:line draw:style-name="gr2" draw:text-style-name="P1" draw:layer="layout" svg:x1="18.8cm" svg:y1="15cm" svg:x2="24.4cm" svg:y2="15cm">
          <text:p/>
        </draw:line>
        <draw:line draw:style-name="gr2" draw:text-style-name="P1" draw:layer="layout" svg:x1="18.8cm" svg:y1="15.7cm" svg:x2="24.4cm" svg:y2="15.7cm">
          <text:p/>
        </draw:line>
        <draw:frame draw:style-name="gr4" draw:text-style-name="P3" draw:layer="layout" svg:width="1.988cm" svg:height="0.725cm" svg:x="18.802cm" svg:y="15.675cm">
          <draw:text-box>
            <text:p text:style-name="P3"><text:span text:style-name="T2">- Footer</text:span></text:p>
          </draw:text-box>
        </draw:frame>
        <draw:frame draw:style-name="gr4" draw:text-style-name="P3" draw:layer="layout" svg:width="1.988cm" svg:height="0.725cm" svg:x="18.802cm" svg:y="14.976cm">
          <draw:text-box>
            <text:p text:style-name="P3"><text:span text:style-name="T2">- Foot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3" draw:text-style-name="P1" draw:layer="Layout" svg:width="20.2cm" svg:height="13.2cm" svg:x="4.2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4.6cm" svg:x2="24.4cm" svg:y2="4.6cm">
          <text:p/>
        </draw:line>
        <draw:frame draw:style-name="gr3" draw:layer="layout" svg:width="3.6cm" svg:height="0.963cm" svg:x="4.5cm" svg:y="3.5cm">
          <draw:text-box>
            <text:p>&lt;Project&gt;</text:p>
          </draw:text-box>
        </draw:frame>
        <draw:line draw:style-name="gr2" draw:text-style-name="P1" draw:layer="layout" svg:x1="8.3cm" svg:y1="4.6cm" svg:x2="8.3cm" svg:y2="16.4cm">
          <text:p/>
        </draw:line>
        <draw:frame draw:style-name="gr4" draw:text-style-name="P2" draw:layer="layout" svg:width="2.509cm" svg:height="0.806cm" svg:x="4.2cm" svg:y="5.6cm">
          <draw:text-box>
            <text:p text:style-name="P2"><text:span text:style-name="T1">Template</text:span></text:p>
          </draw:text-box>
        </draw:frame>
        <draw:line draw:style-name="gr2" draw:text-style-name="P1" draw:layer="layout" svg:x1="4.2cm" svg:y1="5.4cm" svg:x2="24.4cm" svg:y2="5.4cm">
          <text:p/>
        </draw:line>
        <draw:frame draw:style-name="gr4" draw:layer="layout" svg:width="1.264cm" svg:height="0.963cm" svg:x="7cm" svg:y="4.5cm">
          <draw:text-box>
            <text:p>+ -</text:p>
          </draw:text-box>
        </draw:frame>
        <draw:line draw:style-name="gr2" draw:text-style-name="P1" draw:layer="layout" svg:x1="18.8cm" svg:y1="4.6cm" svg:x2="18.8cm" svg:y2="16.4cm">
          <text:p/>
        </draw:line>
        <draw:frame draw:style-name="gr4" draw:text-style-name="P3" draw:layer="layout" svg:width="1.349cm" svg:height="0.806cm" svg:x="4.2cm" svg:y="4.637cm">
          <draw:text-box>
            <text:p text:style-name="P3"><text:span text:style-name="T2">模板</text:span></text:p>
          </draw:text-box>
        </draw:frame>
        <draw:line draw:style-name="gr2" draw:text-style-name="P1" draw:layer="layout" svg:x1="4.2cm" svg:y1="4.6cm" svg:x2="24.4cm" svg:y2="4.6cm">
          <text:p/>
        </draw:line>
        <draw:frame draw:style-name="gr4" draw:text-style-name="P3" draw:layer="layout" svg:width="1.349cm" svg:height="0.806cm" svg:x="18.8cm" svg:y="4.637cm">
          <draw:text-box>
            <text:p text:style-name="P3"><text:span text:style-name="T2">数据</text:span></text:p>
          </draw:text-box>
        </draw:frame>
        <draw:custom-shape draw:style-name="gr14" draw:text-style-name="P4" draw:layer="Layout" svg:width="2.2cm" svg:height="0.6cm" svg:x="8.6cm" svg:y="4.8cm">
          <text:p text:style-name="P4"><text:span text:style-name="T3">HTML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2cm" svg:height="0.6cm" svg:x="10.9cm" svg:y="4.8cm">
          <text:p text:style-name="P4"><text:span text:style-name="T3">CSS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2cm" svg:height="0.6cm" svg:x="13.2cm" svg:y="4.8cm">
          <text:p text:style-name="P4"><text:span text:style-name="T3">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19:00:30.38</meta:creation-date>
    <dc:date>2013-04-28T20:27:02.03</dc:date>
    <meta:editing-duration>PT1H24M51S</meta:editing-duration>
    <meta:editing-cycles>102</meta:editing-cycles>
    <meta:generator>LibreOffice/4.0.0.3$Windows_x86 LibreOffice_project/7545bee9c2a0782548772a21bc84a9dcc583b89</meta:generator>
    <meta:document-statistic meta:object-count="76"/>
  </office:meta>
</office:document-meta>
</file>